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355.69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950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00ae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fo:background-color="#00ffff"/>
      <style:text-properties fo:color="#000000"/>
    </style:style>
    <style:style style:name="ce21" style:family="table-cell" style:parent-style-name="Default" style:data-style-name="N127">
      <style:table-cell-properties style:rotation-align="none"/>
    </style:style>
    <style:style style:name="ce22" style:family="table-cell" style:parent-style-name="Default" style:data-style-name="N131">
      <style:table-cell-properties style:rotation-align="none"/>
    </style:style>
    <style:style style:name="ce23" style:family="table-cell" style:parent-style-name="Default" style:data-style-name="N133">
      <style:table-cell-properties style:rotation-align="none"/>
    </style:style>
    <style:style style:name="ce24" style:family="table-cell" style:parent-style-name="Default" style:data-style-name="N135">
      <style:table-cell-properties style:rotation-align="none"/>
    </style:style>
    <style:style style:name="ce25" style:family="table-cell" style:parent-style-name="Default">
      <style:table-cell-properties fo:background-color="#ffcc00" style:rotation-align="none"/>
    </style:style>
    <style:style style:name="ce26" style:family="table-cell" style:parent-style-name="Default" style:data-style-name="N137">
      <style:table-cell-properties style:rotation-align="none"/>
    </style:style>
    <style:style style:name="ce27" style:family="table-cell" style:parent-style-name="Default" style:data-style-name="N139">
      <style:table-cell-properties style:rotation-align="none"/>
    </style:style>
    <style:style style:name="ce28" style:family="table-cell" style:parent-style-name="Default" style:data-style-name="N141">
      <style:table-cell-properties style:rotation-align="none"/>
    </style:style>
    <style:style style:name="ce29" style:family="table-cell" style:parent-style-name="Default" style:data-style-name="N129">
      <style:table-cell-properties style:rotation-align="none"/>
    </style:style>
    <style:style style:name="ce30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LulzBot Mini v2.0, Boxed for Retail, NA</text:p>
          </table:table-cell>
          <table:table-cell table:style-name="ce5"/>
          <table:table-cell table:style-name="ce5" office:value-type="string" calcext:value-type="string">
            <text:p>KT-PR0047NA</text:p>
          </table:table-cell>
          <table:table-cell table:style-name="ce2" office:value-type="string" calcext:value-type="string">
            <text:p>LulzBot Mini v2.0, Boxed for Retail, N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E</text:p>
          </table:table-cell>
          <table:table-cell table:style-name="ce5" table:number-columns-repeated="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3</text:p>
          </table:table-cell>
          <table:table-cell table:style-name="ce7" office:value-type="string" calcext:value-type="string">
            <text:p>[AS-PR0093] Mini 2, Hibiscus, Calib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2</text:p>
          </table:table-cell>
          <table:table-cell table:style-name="ce7" office:value-type="string" calcext:value-type="string">
            <text:p>[AS-PR0092] Mini, Hibiscus, Final Electrical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5" calcext:value-type="currency">
            <text:p>15.00 USD/PCE</text:p>
          </table:table-cell>
          <table:table-cell table:style-name="ce29" office:value-type="currency" office:currency="USD" office:value="15" calcext:value-type="currency">
            <text:p>15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07" calcext:value-type="currency">
            <text:p>0.51 USD/PCE</text:p>
          </table:table-cell>
          <table:table-cell table:style-name="ce29" office:value-type="currency" office:currency="USD" office:value="1.014" calcext:value-type="currency">
            <text:p>1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28" calcext:value-type="currency">
            <text:p>0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2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0.095996208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3</text:p>
          </table:table-cell>
          <table:table-cell table:style-name="ce8" office:value-type="string" calcext:value-type="string">
            <text:p>[AS-CB0083] Hibiscus LCD Harness On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CB0084</text:p>
          </table:table-cell>
          <table:table-cell table:style-name="ce8" office:value-type="string" calcext:value-type="string">
            <text:p>[AS-CB0084] Hibiscus LCD Harness Two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094</text:p>
          </table:table-cell>
          <table:table-cell table:style-name="ce8"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nlinelabels.com</text:p>
          </table:table-cell>
          <table:table-cell office:value-type="string" calcext:value-type="string">
            <text:p>OL910WX</text:p>
          </table:table-cell>
          <table:table-cell office:value-type="string" calcext:value-type="string">
            <text:p>pkg, 10500</text:p>
          </table:table-cell>
          <table:table-cell table:style-name="ce21" office:value-type="currency" office:currency="USD/PCE" office:value="0.0104761904761905" calcext:value-type="currency">
            <text:p>0.01 USD/PCE</text:p>
          </table:table-cell>
          <table:table-cell table:style-name="ce29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CA0205</text:p>
          </table:table-cell>
          <table:table-cell table:style-name="ce8" office:value-type="string" calcext:value-type="string">
            <text:p>[EL-CA0205] Flat Cables .050" 10C 10 28AWG STRANDED, BLACK 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3319/10-300 </text:p>
          </table:table-cell>
          <table:table-cell office:value-type="string" calcext:value-type="string">
            <text:p>ft, 300</text:p>
          </table:table-cell>
          <table:table-cell table:style-name="ce22" office:value-type="currency" office:currency="USD/mm" office:value="0.004560312" calcext:value-type="currency">
            <text:p>0.00 USD/mm</text:p>
          </table:table-cell>
          <table:table-cell table:style-name="ce29" office:value-type="currency" office:currency="USD" office:value="3.28342464" calcext:value-type="currency">
            <text:p>3.2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CN0010</text:p>
          </table:table-cell>
          <table:table-cell table:style-name="ce8" office:value-type="string" calcext:value-type="string">
            <text:p>[PC-CN0010] Conn Socket IDC, 10POS DUAL 30AU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3" calcext:value-type="currency">
            <text:p>0.53 USD/PCE</text:p>
          </table:table-cell>
          <table:table-cell table:style-name="ce29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2</text:p>
          </table:table-cell>
          <table:table-cell table:style-name="ce8" office:value-type="string" calcext:value-type="string">
            <text:p>[AS-EL0002] Hibiscus LC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089</text:p>
          </table:table-cell>
          <table:table-cell table:style-name="ce8"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305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4</text:p>
          </table:table-cell>
          <table:table-cell table:style-name="ce8"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565" calcext:value-type="currency">
            <text:p>0.2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9</text:p>
          </table:table-cell>
          <table:table-cell table:style-name="ce8"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98" calcext:value-type="currency">
            <text:p>0.2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435</text:p>
          </table:table-cell>
          <table:table-cell table:style-name="ce8" office:value-type="string" calcext:value-type="string">
            <text:p>[PP-GP0435] Flexy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table:style-name="ce8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3" office:value-type="currency" office:currency="USD/Reel, 5lb" office:value="104.057028720652" calcext:value-type="currency">
            <text:p>104.06 USD/Reel, 5lb</text:p>
          </table:table-cell>
          <table:table-cell table:style-name="ce29" office:value-type="currency" office:currency="USD" office:value="0.135274137336848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9</text:p>
          </table:table-cell>
          <table:table-cell table:style-name="ce8" office:value-type="string" calcext:value-type="string">
            <text:p>[PP-GP0339] LCD cover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3</text:p>
          </table:table-cell>
          <table:table-cell table:style-name="ce8"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25</text:p>
          </table:table-cell>
          <table:table-cell table:style-name="ce8"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251" calcext:value-type="float">
            <text:p>0.025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1295" calcext:value-type="currency">
            <text:p>1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6</text:p>
          </table:table-cell>
          <table:table-cell table:style-name="ce8"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0</text:p>
          </table:table-cell>
          <table:table-cell table:style-name="ce8"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368" calcext:value-type="currency">
            <text:p>1.3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table:style-name="ce8"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table:style-name="ce8"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114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56</text:p>
          </table:table-cell>
          <table:table-cell table:style-name="ce8" office:value-type="string" calcext:value-type="string">
            <text:p>[PC-AS0056] LCD LB_GLC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3.988" calcext:value-type="currency">
            <text:p>23.99 USD/PCE</text:p>
          </table:table-cell>
          <table:table-cell table:style-name="ce29" office:value-type="currency" office:currency="USD" office:value="23.988" calcext:value-type="currency">
            <text:p>23.9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AS0041</text:p>
          </table:table-cell>
          <table:table-cell table:style-name="ce8"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8" calcext:value-type="currency">
            <text:p>0.80 USD/PCE</text:p>
          </table:table-cell>
          <table:table-cell table:style-name="ce29" office:value-type="currency" office:currency="USD" office:value="0.8" calcext:value-type="currency">
            <text:p>0.8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15</text:p>
          </table:table-cell>
          <table:table-cell table:style-name="ce8" office:value-type="string" calcext:value-type="string">
            <text:p>[PP-MP0215] LCD Cover, HIP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8</text:p>
          </table:table-cell>
          <table:table-cell office:value-type="string" calcext:value-type="string">
            <text:p>[PP-IS0058] Z-Brake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7</text:p>
          </table:table-cell>
          <table:table-cell office:value-type="string" calcext:value-type="string">
            <text:p>[PP-GP0337] Z brake board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6" calcext:value-type="float">
            <text:p>0.0026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17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9.579" calcext:value-type="currency">
            <text:p>9.58 USD/PCE</text:p>
          </table:table-cell>
          <table:table-cell table:style-name="ce29" office:value-type="currency" office:currency="USD" office:value="9.579" calcext:value-type="currency">
            <text:p>9.5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14</text:p>
          </table:table-cell>
          <table:table-cell office:value-type="string" calcext:value-type="string">
            <text:p>[AS-PR0114] X-Axis Single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9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0</text:p>
          </table:table-cell>
          <table:table-cell office:value-type="string" calcext:value-type="string">
            <text:p>[PP-IS0060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229" calcext:value-type="float">
            <text:p>0.02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305" calcext:value-type="currency">
            <text:p>1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55" calcext:value-type="float">
            <text:p>0.035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5975" calcext:value-type="currency">
            <text:p>1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2" calcext:value-type="currency">
            <text:p>0.22 USD/PCE</text:p>
          </table:table-cell>
          <table:table-cell table:style-name="ce29" office:value-type="currency" office:currency="USD" office:value="0.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" calcext:value-type="currency">
            <text:p>0.70 USD/PCE</text:p>
          </table:table-cell>
          <table:table-cell table:style-name="ce29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164" calcext:value-type="currency">
            <text:p>0.12 USD/PCE</text:p>
          </table:table-cell>
          <table:table-cell table:style-name="ce29" office:value-type="currency" office:currency="USD" office:value="0.116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8</text:p>
          </table:table-cell>
          <table:table-cell office:value-type="string" calcext:value-type="string">
            <text:p>[PP-GP0348] Printed Threaded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88" calcext:value-type="float">
            <text:p>0.008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96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1" calcext:value-type="float">
            <text:p>0.016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24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Z-Lower Righ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243" calcext:value-type="float">
            <text:p>0.0243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0935" calcext:value-type="currency">
            <text:p>1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3.78" calcext:value-type="currency">
            <text:p>3.7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384" calcext:value-type="float">
            <text:p>0.038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1.728" calcext:value-type="currency">
            <text:p>1.7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65" calcext:value-type="float">
            <text:p>0.016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425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45" calcext:value-type="currency">
            <text:p>0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45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office:value-type="string" calcext:value-type="string">
            <text:p>[RM-AB0104] Chroma Strand ABS Filament, Lulzbot Green 2.85mm, 5 lb reel</text:p>
          </table:table-cell>
          <table:table-cell office:value-type="float" office:value="0.0159" calcext:value-type="float">
            <text:p>0.0159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155" calcext:value-type="currency">
            <text:p>0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4" calcext:value-type="currency">
            <text:p>84.00 USD/PCE</text:p>
          </table:table-cell>
          <table:table-cell table:style-name="ce29" office:value-type="currency" office:currency="USD" office:value="84" calcext:value-type="currency">
            <text:p>8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3.26" calcext:value-type="currency">
            <text:p>73.26 USD/PCE</text:p>
          </table:table-cell>
          <table:table-cell table:style-name="ce29" office:value-type="currency" office:currency="USD" office:value="73.26" calcext:value-type="currency">
            <text:p>73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1" calcext:value-type="currency">
            <text:p>0.02 USD/PCE</text:p>
          </table:table-cell>
          <table:table-cell table:style-name="ce29" office:value-type="currency" office:currency="USD" office:value="0.2736" calcext:value-type="currency">
            <text:p>0.2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58" calcext:value-type="currency">
            <text:p>0.36 USD/PCE</text:p>
          </table:table-cell>
          <table:table-cell table:style-name="ce29" office:value-type="currency" office:currency="USD" office:value="0.358" calcext:value-type="currency">
            <text:p>0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4</text:p>
          </table:table-cell>
          <table:table-cell table:style-name="ce8" office:value-type="string" calcext:value-type="string">
            <text:p>[DC-LB0154] Caution Hot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92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1</text:p>
          </table:table-cell>
          <table:table-cell table:style-name="ce7"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1</text:p>
          </table:table-cell>
          <table:table-cell table:style-name="ce4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30" calcext:value-type="currency">
            <text:p>3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192" calcext:value-type="currency">
            <text:p>0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354" calcext:value-type="currency">
            <text:p>0.3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643374814221831" calcext:value-type="currency">
            <text:p>0.00 USD/mm</text:p>
          </table:table-cell>
          <table:table-cell table:style-name="ce29" office:value-type="currency" office:currency="USD" office:value="0.34420552560868" calcext:value-type="currency">
            <text:p>0.3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HR0135</text:p>
          </table:table-cell>
          <table:table-cell table:style-name="ce4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2" calcext:value-type="currency">
            <text:p>32.00 USD/PCE</text:p>
          </table:table-cell>
          <table:table-cell table:style-name="ce29" office:value-type="currency" office:currency="USD" office:value="32" calcext:value-type="currency">
            <text:p>3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HR0102</text:p>
          </table:table-cell>
          <table:table-cell table:style-name="ce4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58" calcext:value-type="currency">
            <text:p>29.58 USD/PCE</text:p>
          </table:table-cell>
          <table:table-cell table:style-name="ce29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EL-MS0497</text:p>
          </table:table-cell>
          <table:table-cell table:style-name="ce4" office:value-type="string" calcext:value-type="string">
            <text:p>[EL-MS0497] CONN SPADE TERM 16-22AWG #6 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208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62</text:p>
          </table:table-cell>
          <table:table-cell table:style-name="ce4"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83" calcext:value-type="currency">
            <text:p>0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22" office:value-type="currency" office:currency="USD/mm" office:value="0.00023580750496139" calcext:value-type="currency">
            <text:p>0.00 USD/mm</text:p>
          </table:table-cell>
          <table:table-cell table:style-name="ce29" office:value-type="currency" office:currency="USD" office:value="0.2240171297133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760501182746662" calcext:value-type="currency">
            <text:p>0.00 USD/mm</text:p>
          </table:table-cell>
          <table:table-cell table:style-name="ce29" office:value-type="currency" office:currency="USD" office:value="0.019012529568666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22" office:value-type="currency" office:currency="USD/mm" office:value="0.00451115485564304" calcext:value-type="currency">
            <text:p>0.00 USD/mm</text:p>
          </table:table-cell>
          <table:table-cell table:style-name="ce29" office:value-type="currency" office:currency="USD" office:value="0.315780839895013" calcext:value-type="currency">
            <text:p>0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64" calcext:value-type="currency">
            <text:p>0.26 USD/PCE</text:p>
          </table:table-cell>
          <table:table-cell table:style-name="ce29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22" office:value-type="currency" office:currency="USD/mm" office:value="0.00073436308" calcext:value-type="currency">
            <text:p>0.00 USD/mm</text:p>
          </table:table-cell>
          <table:table-cell table:style-name="ce29" office:value-type="currency" office:currency="USD" office:value="0.01835907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 2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429" calcext:value-type="currency">
            <text:p>0.14 USD/PCE</text:p>
          </table:table-cell>
          <table:table-cell table:style-name="ce29" office:value-type="currency" office:currency="USD" office:value="0.1429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3" calcext:value-type="currency">
            <text:p>0.03 USD/PCE</text:p>
          </table:table-cell>
          <table:table-cell table:style-name="ce29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31</text:p>
          </table:table-cell>
          <table:table-cell table:style-name="ce8"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43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0688219999827945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5</text:p>
          </table:table-cell>
          <table:table-cell table:style-name="ce4" office:value-type="string" calcext:value-type="string">
            <text:p>[PP-GP0335] Flexy Bed Corner Mini 1.04+ 2pc Bed v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TE0002</text:p>
          </table:table-cell>
          <table:table-cell table:style-name="ce4" office:value-type="string" calcext:value-type="string">
            <text:p>[RM-TE0002] Midnight NinjaFlex™ TPE Filament, 3mm, 0.75kg Fenner Drive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0.75k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24" office:value-type="currency" office:currency="USD/g" office:value="0.045881333321863" calcext:value-type="currency">
            <text:p>0.05 USD/g</text:p>
          </table:table-cell>
          <table:table-cell table:style-name="ce29" office:value-type="currency" office:currency="USD" office:value="0.11470333330465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3</text:p>
          </table:table-cell>
          <table:table-cell office:value-type="string" calcext:value-type="string">
            <text:p>[PP-IS0063] Printed belt clamp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84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75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4</text:p>
          </table:table-cell>
          <table:table-cell office:value-type="string" calcext:value-type="string">
            <text:p>[PP-IS0064] Y Axis Rod Mount, Motor s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" calcext:value-type="currency">
            <text:p>0.5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66</text:p>
          </table:table-cell>
          <table:table-cell office:value-type="string" calcext:value-type="string">
            <text:p>[PP-IS0066] Double Bearing Holder Non-Switch Side Insert Assembly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Doub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2.52" calcext:value-type="currency">
            <text:p>2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04" calcext:value-type="float">
            <text:p>0.01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68" calcext:value-type="currency">
            <text:p>0.4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21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IS0073</text:p>
          </table:table-cell>
          <table:table-cell office:value-type="string" calcext:value-type="string">
            <text:p>[PP-IS0073] Single Bearing Holder with Inserts, Mini 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AS-PR0113</text:p>
          </table:table-cell>
          <table:table-cell office:value-type="string" calcext:value-type="string">
            <text:p>[AS-PR0113] Single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4275" calcext:value-type="currency">
            <text:p>0.4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24" calcext:value-type="float">
            <text:p>0.002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108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7.25" calcext:value-type="currency">
            <text:p>17.25 USD/PCE</text:p>
          </table:table-cell>
          <table:table-cell table:style-name="ce29" office:value-type="currency" office:currency="USD" office:value="17.25" calcext:value-type="currency">
            <text:p>17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21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052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475" calcext:value-type="currency">
            <text:p>0.4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23" calcext:value-type="currency">
            <text:p>0.2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3" calcext:value-type="float">
            <text:p>0.001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85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5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1</text:p>
          </table:table-cell>
          <table:table-cell office:value-type="string" calcext:value-type="string">
            <text:p>[PP-IS0061] Handl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9</text:p>
          </table:table-cell>
          <table:table-cell office:value-type="string" calcext:value-type="string">
            <text:p>[PP-GP0259] handle-bar_black_v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183" calcext:value-type="float">
            <text:p>0.018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8235" calcext:value-type="currency">
            <text:p>0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2</text:p>
          </table:table-cell>
          <table:table-cell office:value-type="string" calcext:value-type="string">
            <text:p>[PP-IS0062] Upper Relief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64" calcext:value-type="float">
            <text:p>0.006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88" calcext:value-type="currency">
            <text:p>0.2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1" calcext:value-type="currency">
            <text:p>0.9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2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34" calcext:value-type="currency">
            <text:p>0.3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17" calcext:value-type="currency">
            <text:p>0.1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1</text:p>
          </table:table-cell>
          <table:table-cell table:style-name="ce7"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9.87" calcext:value-type="currency">
            <text:p>19.87 USD/PCE</text:p>
          </table:table-cell>
          <table:table-cell table:style-name="ce29" office:value-type="currency" office:currency="USD" office:value="19.87" calcext:value-type="currency">
            <text:p>19.8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2</text:p>
          </table:table-cell>
          <table:table-cell table:style-name="ce7"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1.98" calcext:value-type="currency">
            <text:p>11.98 USD/PCE</text:p>
          </table:table-cell>
          <table:table-cell table:style-name="ce29" office:value-type="currency" office:currency="USD" office:value="11.98" calcext:value-type="currency">
            <text:p>11.9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55</text:p>
          </table:table-cell>
          <table:table-cell table:style-name="ce7"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8.52" calcext:value-type="currency">
            <text:p>18.52 USD/PCE</text:p>
          </table:table-cell>
          <table:table-cell table:style-name="ce29" office:value-type="currency" office:currency="USD" office:value="18.52" calcext:value-type="currency">
            <text:p>18.5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149</text:p>
          </table:table-cell>
          <table:table-cell table:style-name="ce7"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93" calcext:value-type="currency">
            <text:p>29.93 USD/PCE</text:p>
          </table:table-cell>
          <table:table-cell table:style-name="ce29" office:value-type="currency" office:currency="USD" office:value="29.93" calcext:value-type="currency">
            <text:p>29.9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7</text:p>
          </table:table-cell>
          <table:table-cell table:style-name="ce8"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4</text:p>
          </table:table-cell>
          <table:table-cell table:style-name="ce8"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9</text:p>
          </table:table-cell>
          <table:table-cell table:style-name="ce8"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756" calcext:value-type="currency">
            <text:p>0.7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148" calcext:value-type="currency">
            <text:p>0.1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45</text:p>
          </table:table-cell>
          <table:table-cell table:style-name="ce8"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18</text:p>
          </table:table-cell>
          <table:table-cell table:style-name="ce8"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41" calcext:value-type="float">
            <text:p>0.014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345" calcext:value-type="currency">
            <text:p>0.6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158</text:p>
          </table:table-cell>
          <table:table-cell table:style-name="ce8"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74" calcext:value-type="currency">
            <text:p>0.07 USD/PCE</text:p>
          </table:table-cell>
          <table:table-cell table:style-name="ce29" office:value-type="currency" office:currency="USD" office:value="0.296" calcext:value-type="currency">
            <text:p>0.3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67</text:p>
          </table:table-cell>
          <table:table-cell table:style-name="ce8" office:value-type="string" calcext:value-type="string">
            <text:p>[PP-IS0067] Spool Hing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53</text:p>
          </table:table-cell>
          <table:table-cell table:style-name="ce8"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47" calcext:value-type="float">
            <text:p>0.004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2115" calcext:value-type="currency">
            <text:p>0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55</text:p>
          </table:table-cell>
          <table:table-cell table:style-name="ce8" office:value-type="string" calcext:value-type="string">
            <text:p>[PP-GP0255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072" calcext:value-type="float">
            <text:p>0.007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324" calcext:value-type="currency">
            <text:p>0.3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9</text:p>
          </table:table-cell>
          <table:table-cell table:style-name="ce8"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9" calcext:value-type="currency">
            <text:p>0.02 USD/PCE</text:p>
          </table:table-cell>
          <table:table-cell table:style-name="ce29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0</text:p>
          </table:table-cell>
          <table:table-cell table:style-name="ce8"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921" calcext:value-type="currency">
            <text:p>0.59 USD/PCE</text:p>
          </table:table-cell>
          <table:table-cell table:style-name="ce29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51</text:p>
          </table:table-cell>
          <table:table-cell table:style-name="ce8"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5-20BL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34" calcext:value-type="currency">
            <text:p>0.00 USD/PCE</text:p>
          </table:table-cell>
          <table:table-cell table:style-name="ce29" office:value-type="currency" office:currency="USD" office:value="0.006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40</text:p>
          </table:table-cell>
          <table:table-cell table:style-name="ce8" office:value-type="string" calcext:value-type="string">
            <text:p>[HD-WA0040] Black-Oxide 18-8 Stainless Steel Flat Washer, M5 Screw Size, 5.3mm ID, 10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5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2</text:p>
          </table:table-cell>
          <table:table-cell table:style-name="ce7" office:value-type="string" calcext:value-type="string">
            <text:p>[AS-PR0112] Mini 2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276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95" calcext:value-type="currency">
            <text:p>0.30 USD/PCE</text:p>
          </table:table-cell>
          <table:table-cell table:style-name="ce29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60" calcext:value-type="currency">
            <text:p>6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85" calcext:value-type="currency">
            <text:p>0.02 USD/PCE</text:p>
          </table:table-cell>
          <table:table-cell table:style-name="ce29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24" calcext:value-type="currency">
            <text:p>0.12 USD/PCE</text:p>
          </table:table-cell>
          <table:table-cell table:style-name="ce29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7506470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88" calcext:value-type="currency">
            <text:p>3.88 USD/PCE</text:p>
          </table:table-cell>
          <table:table-cell table:style-name="ce29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1607592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97</text:p>
          </table:table-cell>
          <table:table-cell office:value-type="string" calcext:value-type="string">
            <text:p>[EL-MS0497] CONN SPADE TERM 16-22AWG #6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3</text:p>
          </table:table-cell>
          <table:table-cell table:style-name="ce7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1312" calcext:value-type="currency">
            <text:p>0.13 USD/PCE</text:p>
          </table:table-cell>
          <table:table-cell table:style-name="ce29" office:value-type="currency" office:currency="USD" office:value="0.131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6</text:p>
          </table:table-cell>
          <table:table-cell table:style-name="ce7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" calcext:value-type="currency">
            <text:p>0.30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85" calcext:value-type="currency">
            <text:p>0.39 USD/PCE</text:p>
          </table:table-cell>
          <table:table-cell table:style-name="ce29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0.65" calcext:value-type="currency">
            <text:p>20.65 USD/PCE</text:p>
          </table:table-cell>
          <table:table-cell table:style-name="ce29" office:value-type="currency" office:currency="USD" office:value="20.65" calcext:value-type="currency">
            <text:p>20.6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SW0023</text:p>
          </table:table-cell>
          <table:table-cell table:style-name="ce7"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52" calcext:value-type="currency">
            <text:p>1.45 USD/PCE</text:p>
          </table:table-cell>
          <table:table-cell table:style-name="ce29" office:value-type="currency" office:currency="USD" office:value="1.452" calcext:value-type="currency">
            <text:p>1.4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" calcext:value-type="currency">
            <text:p>0.03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37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47</text:p>
          </table:table-cell>
          <table:table-cell table:style-name="ce7" office:value-type="string" calcext:value-type="string">
            <text:p>[PP-FP0147] Electronics Case, Mini (without back screening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1.5" calcext:value-type="currency">
            <text:p>21.50 USD/PCE</text:p>
          </table:table-cell>
          <table:table-cell table:style-name="ce29" office:value-type="currency" office:currency="USD" office:value="21.5" calcext:value-type="currency">
            <text:p>21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Heilind Electronics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TH0066</text:p>
          </table:table-cell>
          <table:table-cell table:style-name="ce8"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1</text:p>
          </table:table-cell>
          <table:table-cell table:style-name="ce8"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1</text:p>
          </table:table-cell>
          <table:table-cell table:style-name="ce8" office:value-type="string" calcext:value-type="string">
            <text:p>[EL-MS0351] JST - CONN TERM CRIMP PH 24-30AWG - 8,000 Unit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0504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355</text:p>
          </table:table-cell>
          <table:table-cell table:style-name="ce8" office:value-type="string" calcext:value-type="string">
            <text:p>[EL-MS0355] CONN HOUSING PH 6POS 2MM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041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708" calcext:value-type="currency">
            <text:p>0.07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7</text:p>
          </table:table-cell>
          <table:table-cell table:style-name="ce8" office:value-type="string" calcext:value-type="string">
            <text:p>[EL-WR0107] 24AWG Stranded – Whi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19</text:p>
          </table:table-cell>
          <table:table-cell table:style-name="ce8" office:value-type="string" calcext:value-type="string">
            <text:p>[EL-WR0119] 24AWG Stranded Wire – Gr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3582512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101</text:p>
          </table:table-cell>
          <table:table-cell table:style-name="ce8" office:value-type="string" calcext:value-type="string">
            <text:p>[PC-CN0101] CONN PLUG 20POS 3MM VERT D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0-2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86" calcext:value-type="currency">
            <text:p>0.59 USD/PCE</text:p>
          </table:table-cell>
          <table:table-cell table:style-name="ce29" office:value-type="currency" office:currency="USD" office:value="0.586" calcext:value-type="currency">
            <text:p>0.5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2</text:p>
          </table:table-cell>
          <table:table-cell table:style-name="ce8" office:value-type="string" calcext:value-type="string">
            <text:p>[AS-CB0062] v2Aero Extruder Bl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47</text:p>
          </table:table-cell>
          <table:table-cell table:style-name="ce8"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6.45" calcext:value-type="currency">
            <text:p>6.45 USD/PCE</text:p>
          </table:table-cell>
          <table:table-cell table:style-name="ce29" office:value-type="currency" office:currency="USD" office:value="6.45" calcext:value-type="currency">
            <text:p>6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3</text:p>
          </table:table-cell>
          <table:table-cell table:style-name="ce8" office:value-type="string" calcext:value-type="string">
            <text:p>[AS-CB0063] v2 Aero Zero Sens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177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141</text:p>
          </table:table-cell>
          <table:table-cell table:style-name="ce8" office:value-type="string" calcext:value-type="string">
            <text:p>[EL-MS0141] Term Ring Non Ins 26-22AWG #4 <text:s/>Order Bulk 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059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040</text:p>
          </table:table-cell>
          <table:table-cell table:style-name="ce8" office:value-type="string" calcext:value-type="string">
            <text:p>[EL-WR0040] Wire - Single Conductor 20AWG SOLID PTFE, RE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Thermax</text:p>
          </table:table-cell>
          <table:table-cell office:value-type="string" calcext:value-type="string">
            <text:p>M16878/4BGA-2</text:p>
          </table:table-cell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ft, 500</text:p>
          </table:table-cell>
          <table:table-cell table:style-name="ce22" office:value-type="currency" office:currency="USD/mm" office:value="0.000984251968503937" calcext:value-type="currency">
            <text:p>0.00 USD/mm</text:p>
          </table:table-cell>
          <table:table-cell table:style-name="ce29" office:value-type="currency" office:currency="USD" office:value="0.236220472440945" calcext:value-type="currency">
            <text:p>0.2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4</text:p>
          </table:table-cell>
          <table:table-cell table:style-name="ce8" office:value-type="string" calcext:value-type="string">
            <text:p>[AS-CB0064] v2Aero Heatsink Fan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0" calcext:value-type="currency">
            <text:p>2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FA0034</text:p>
          </table:table-cell>
          <table:table-cell table:style-name="ce8"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92" calcext:value-type="currency">
            <text:p>3.92 USD/PCE</text:p>
          </table:table-cell>
          <table:table-cell table:style-name="ce29" office:value-type="currency" office:currency="USD" office:value="3.92" calcext:value-type="currency">
            <text:p>3.9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CB0066</text:p>
          </table:table-cell>
          <table:table-cell table:style-name="ce8" office:value-type="string" calcext:value-type="string">
            <text:p>[AS-CB0066] v2Aero Thermisto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059</text:p>
          </table:table-cell>
          <table:table-cell table:style-name="ce8" office:value-type="string" calcext:value-type="string">
            <text:p>[EL-MS0059] Molex-CONN TERM FEMALE 22-24AWG TIN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3</text:p>
          </table:table-cell>
          <table:table-cell table:style-name="ce8" office:value-type="string" calcext:value-type="string">
            <text:p>[EL-WR0103] 24AWG Stranded – 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WR0105</text:p>
          </table:table-cell>
          <table:table-cell table:style-name="ce8" office:value-type="string" calcext:value-type="string">
            <text:p>[EL-WR0105] 24AWG Stranded – Blac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C-CN0001</text:p>
          </table:table-cell>
          <table:table-cell table:style-name="ce8"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HE0025</text:p>
          </table:table-cell>
          <table:table-cell table:style-name="ce8" office:value-type="string" calcext:value-type="string">
            <text:p>[AS-HE0025] v2Aero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AS-HE0026</text:p>
          </table:table-cell>
          <table:table-cell table:style-name="ce8" office:value-type="string" calcext:value-type="string">
            <text:p>[AS-HE0026] Universal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 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CC-AO-TITAN-AERO-UNI-500-A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2.89" calcext:value-type="currency">
            <text:p>42.89 USD/PCE</text:p>
          </table:table-cell>
          <table:table-cell table:style-name="ce29" office:value-type="currency" office:currency="USD" office:value="42.89" calcext:value-type="currency">
            <text:p>42.8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EL-MS0480</text:p>
          </table:table-cell>
          <table:table-cell table:style-name="ce8" office:value-type="string" calcext:value-type="string">
            <text:p>[EL-MS0480] CONN TERM MALE 20-24AWG TIN (Micro-Fit 3.0™) 12K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31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1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7" calcext:value-type="currency">
            <text:p>0.02 USD/PCE</text:p>
          </table:table-cell>
          <table:table-cell table:style-name="ce29" office:value-type="currency" office:currency="USD" office:value="0.0354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3</text:p>
          </table:table-cell>
          <table:table-cell table:style-name="ce8"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1</text:p>
          </table:table-cell>
          <table:table-cell table:style-name="ce8" office:value-type="string" calcext:value-type="string">
            <text:p>[PP-GP0341] Extruder Moun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4</text:p>
          </table:table-cell>
          <table:table-cell table:style-name="ce8" office:value-type="string" calcext:value-type="string">
            <text:p>[RM-AB0104] Chroma Strand ABS Filament, Lulzbot Green 2.85mm, 5 lb reel</text:p>
          </table:table-cell>
          <table:table-cell office:value-type="float" office:value="0.0137" calcext:value-type="float">
            <text:p>0.0137</text:p>
          </table:table-cell>
          <table:table-cell office:value-type="string" calcext:value-type="string">
            <text:p>Reel, 5lb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6165" calcext:value-type="currency">
            <text:p>0.6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05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IS0057</text:p>
          </table:table-cell>
          <table:table-cell table:style-name="ce8" office:value-type="string" calcext:value-type="string">
            <text:p>[PP-IS0057] Universal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42</text:p>
          </table:table-cell>
          <table:table-cell table:style-name="ce8" office:value-type="string" calcext:value-type="string">
            <text:p>[PP-GP0342] Universal Blower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445" calcext:value-type="currency">
            <text:p>0.5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030</text:p>
          </table:table-cell>
          <table:table-cell table:style-name="ce8"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35" calcext:value-type="currency">
            <text:p>0.0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DC-LB0155</text:p>
          </table:table-cell>
          <table:table-cell table:style-name="ce8" office:value-type="string" calcext:value-type="string">
            <text:p>[DC-LB0155] Caution Hot Symbol Size, 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T0040</text:p>
          </table:table-cell>
          <table:table-cell table:style-name="ce8"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.74" calcext:value-type="currency">
            <text:p>7.74 USD/PCE</text:p>
          </table:table-cell>
          <table:table-cell table:style-name="ce29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39</text:p>
          </table:table-cell>
          <table:table-cell table:style-name="ce8"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2</text:p>
          </table:table-cell>
          <table:table-cell table:style-name="ce8"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2" calcext:value-type="currency">
            <text:p>0.03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043</text:p>
          </table:table-cell>
          <table:table-cell table:style-name="ce8"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4" calcext:value-type="currency">
            <text:p>0.04 USD/PCE</text:p>
          </table:table-cell>
          <table:table-cell table:style-name="ce29" office:value-type="currency" office:currency="USD" office:value="0.132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46</text:p>
          </table:table-cell>
          <table:table-cell table:style-name="ce8" office:value-type="string" calcext:value-type="string">
            <text:p>[HD-BT0146] M3 x 12 BHCS, Black Oxide, Class 10.9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71</text:p>
          </table:table-cell>
          <table:table-cell table:style-name="ce8" office:value-type="string" calcext:value-type="string">
            <text:p>[HD-BT0171] Black Oxide Class 10.9 Steel Button-Head Socket Cap Screw M3 Size, 20 mm Length, .5 mm Pitch, pkg 10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2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8" calcext:value-type="currency">
            <text:p>0.04 USD/PCE</text:p>
          </table:table-cell>
          <table:table-cell table:style-name="ce29" office:value-type="currency" office:currency="USD" office:value="0.076" calcext:value-type="currency">
            <text:p>0.0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BT0197</text:p>
          </table:table-cell>
          <table:table-cell table:style-name="ce8"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82" calcext:value-type="currency">
            <text:p>1.82 USD/PCE</text:p>
          </table:table-cell>
          <table:table-cell table:style-name="ce29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30</text:p>
          </table:table-cell>
          <table:table-cell table:style-name="ce8" office:value-type="string" calcext:value-type="string">
            <text:p>[HD-MS0430] E3D,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5" calcext:value-type="currency">
            <text:p>0.25 USD/PCE</text:p>
          </table:table-cell>
          <table:table-cell table:style-name="ce29" office:value-type="currency" office:currency="USD" office:value="0.2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446</text:p>
          </table:table-cell>
          <table:table-cell table:style-name="ce8" office:value-type="string" calcext:value-type="string">
            <text:p>[HD-MS0446] MR95-2RS Radial Ball Bearing Double Sealed Bore Dia. 5mm OD 9mm Width 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45" calcext:value-type="currency">
            <text:p>0.45 USD/PCE</text:p>
          </table:table-cell>
          <table:table-cell table:style-name="ce29" office:value-type="currency" office:currency="USD" office:value="0.9" calcext:value-type="currency">
            <text:p>0.9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NT0011</text:p>
          </table:table-cell>
          <table:table-cell table:style-name="ce8"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59" calcext:value-type="currency">
            <text:p>0.01 USD/PCE</text:p>
          </table:table-cell>
          <table:table-cell table:style-name="ce29" office:value-type="currency" office:currency="USD" office:value="0.005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27</text:p>
          </table:table-cell>
          <table:table-cell table:style-name="ce8"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064" calcext:value-type="currency">
            <text:p>0.01 USD/PCE</text:p>
          </table:table-cell>
          <table:table-cell table:style-name="ce29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WA0038</text:p>
          </table:table-cell>
          <table:table-cell table:style-name="ce8" office:value-type="string" calcext:value-type="string">
            <text:p>[HD-WA0038] Black-Oxide 18-8 Steel Flat Washer, M3 Screw Size, 3.2mm ID, 7.0mm 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2" calcext:value-type="currency">
            <text:p>0.0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5</text:p>
          </table:table-cell>
          <table:table-cell table:style-name="ce8" office:value-type="string" calcext:value-type="string">
            <text:p>[PP-FP0135] E3D Mirrore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IDLER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36" calcext:value-type="currency">
            <text:p>4.36 USD/PCE</text:p>
          </table:table-cell>
          <table:table-cell table:style-name="ce29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6</text:p>
          </table:table-cell>
          <table:table-cell table:style-name="ce8"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6" calcext:value-type="currency">
            <text:p>0.16 USD/PCE</text:p>
          </table:table-cell>
          <table:table-cell table:style-name="ce29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137</text:p>
          </table:table-cell>
          <table:table-cell table:style-name="ce8" office:value-type="string" calcext:value-type="string">
            <text:p>[PP-FP0137] E3D Aero Acetal Gear w/ Filament Drive Shaft - Shi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22" calcext:value-type="currency">
            <text:p>8.22 USD/PCE</text:p>
          </table:table-cell>
          <table:table-cell table:style-name="ce29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4</text:p>
          </table:table-cell>
          <table:table-cell table:style-name="ce8"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4" calcext:value-type="currency">
            <text:p>0.74 USD/PCE</text:p>
          </table:table-cell>
          <table:table-cell table:style-name="ce29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MP0205</text:p>
          </table:table-cell>
          <table:table-cell table:style-name="ce8"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98" calcext:value-type="currency">
            <text:p>0.98 USD/PCE</text:p>
          </table:table-cell>
          <table:table-cell table:style-name="ce29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9" calcext:value-type="float">
            <text:p>0.000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405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2" calcext:value-type="float">
            <text:p>0.0002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09" calcext:value-type="currency">
            <text:p>0.0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0</text:p>
          </table:table-cell>
          <table:table-cell table:style-name="ce8"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5535" calcext:value-type="currency">
            <text:p>0.5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3</text:p>
          </table:table-cell>
          <table:table-cell office:value-type="string" calcext:value-type="string">
            <text:p>[PP-GP0333] X Belt Tensioner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4" calcext:value-type="float">
            <text:p>0.0004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1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8</text:p>
          </table:table-cell>
          <table:table-cell office:value-type="string" calcext:value-type="string">
            <text:p>[PP-GP0338] Heatsink frame,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315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, Mini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0.0018" calcext:value-type="float">
            <text:p>0.0018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0.081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07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4.12" calcext:value-type="currency">
            <text:p>4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936" calcext:value-type="currency">
            <text:p>0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8" calcext:value-type="currency">
            <text:p>0.05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07" calcext:value-type="currency">
            <text:p>0.00 USD/PCE</text:p>
          </table:table-cell>
          <table:table-cell table:style-name="ce29" office:value-type="currency" office:currency="USD" office:value="0.001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48" calcext:value-type="currency">
            <text:p>0.00 USD/PCE</text:p>
          </table:table-cell>
          <table:table-cell table:style-name="ce29" office:value-type="currency" office:currency="USD" office:value="0.0048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08" calcext:value-type="currency">
            <text:p>0.00 USD/PCE</text:p>
          </table:table-cell>
          <table:table-cell table:style-name="ce29" office:value-type="currency" office:currency="USD" office:value="0.00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16875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2" calcext:value-type="currency">
            <text:p>0.62 USD/PCE</text:p>
          </table:table-cell>
          <table:table-cell table:style-name="ce29" office:value-type="currency" office:currency="USD" office:value="1.24" calcext:value-type="currency">
            <text:p>1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1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8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8.69" calcext:value-type="currency">
            <text:p>58.69 USD/PCE</text:p>
          </table:table-cell>
          <table:table-cell table:style-name="ce29" office:value-type="currency" office:currency="USD" office:value="58.69" calcext:value-type="currency">
            <text:p>58.6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.1" calcext:value-type="currency">
            <text:p>1.10 USD/PCE</text:p>
          </table:table-cell>
          <table:table-cell table:style-name="ce29" office:value-type="currency" office:currency="USD" office:value="1.1" calcext:value-type="currency">
            <text:p>1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1</text:p>
          </table:table-cell>
          <table:table-cell table:style-name="ce8" office:value-type="string" calcext:value-type="string">
            <text:p>[AS-HB0001] Mini Glass/PEI Print Su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350</text:p>
          </table:table-cell>
          <table:table-cell table:style-name="ce8" office:value-type="string" calcext:value-type="string">
            <text:p>[HD-MS0350] PEI (10mil) with 3M 468 adhesive attached, heat-treated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0</text:p>
          </table:table-cell>
          <table:table-cell table:style-name="ce8" office:value-type="string" calcext:value-type="string">
            <text:p>[HD-MS0310] TAPE3M468MP.005X26.000X60YD .005" THK 3M ADHESIVE 468MP 26" WIDE X 60 YARDS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HBM Supply</text:p>
          </table:table-cell>
          <table:table-cell office:value-type="string" calcext:value-type="string">
            <text:p>3M 468MP</text:p>
          </table:table-cell>
          <table:table-cell office:value-type="string" calcext:value-type="string">
            <text:p>Roll, 26" x 2160"</text:p>
          </table:table-cell>
          <table:table-cell table:style-name="ce27" office:value-type="currency" office:currency="USD/cm²" office:value="0.00126045390979671" calcext:value-type="currency">
            <text:p>0.00 USD/cm²</text:p>
          </table:table-cell>
          <table:table-cell table:style-name="ce29" office:value-type="currency" office:currency="USD" office:value="0.529705755592067" calcext:value-type="currency">
            <text:p>0.5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311</text:p>
          </table:table-cell>
          <table:table-cell table:style-name="ce8" office:value-type="string" calcext:value-type="string">
            <text:p>[HD-MS0311] SULT1000NA.010X26.000X90FT - 0.010 X 26.000 WIDE X 90 FT NAT ULTEM 1000 FILM</text:p>
          </table:table-cell>
          <table:table-cell office:value-type="float" office:value="420.25" calcext:value-type="float">
            <text:p>420.25</text:p>
          </table:table-cell>
          <table:table-cell office:value-type="string" calcext:value-type="string">
            <text:p>cm²</text:p>
          </table:table-cell>
          <table:table-cell table:number-columns-repeated="3"/>
          <table:table-cell office:value-type="string" calcext:value-type="string">
            <text:p>Polymershapes LLC </text:p>
          </table:table-cell>
          <table:table-cell office:value-type="string" calcext:value-type="string">
            <text:p>70325327</text:p>
          </table:table-cell>
          <table:table-cell office:value-type="string" calcext:value-type="string">
            <text:p>Roll, 26" x 1080"</text:p>
          </table:table-cell>
          <table:table-cell table:style-name="ce27" office:value-type="currency" office:currency="USD/cm²" office:value="0.00476427234905752" calcext:value-type="currency">
            <text:p>0.00 USD/cm²</text:p>
          </table:table-cell>
          <table:table-cell table:style-name="ce29" office:value-type="currency" office:currency="USD" office:value="2.00218545469142" calcext:value-type="currency">
            <text:p>2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211-1</text:p>
          </table:table-cell>
          <table:table-cell table:style-name="ce4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7.72" calcext:value-type="currency">
            <text:p>7.72 USD/PCE</text:p>
          </table:table-cell>
          <table:table-cell table:style-name="ce29" office:value-type="currency" office:currency="USD" office:value="7.72" calcext:value-type="currency">
            <text:p>7.72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B0005</text:p>
          </table:table-cell>
          <table:table-cell table:style-name="ce4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8.35" calcext:value-type="currency">
            <text:p>28.35 USD/PCE</text:p>
          </table:table-cell>
          <table:table-cell table:style-name="ce29" office:value-type="currency" office:currency="USD" office:value="28.35" calcext:value-type="currency">
            <text:p>28.3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38" calcext:value-type="currency">
            <text:p>5.38 USD/PCE</text:p>
          </table:table-cell>
          <table:table-cell table:style-name="ce29" office:value-type="currency" office:currency="USD" office:value="5.38" calcext:value-type="currency">
            <text:p>5.38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31" calcext:value-type="currency">
            <text:p>0.31 USD/PCE</text:p>
          </table:table-cell>
          <table:table-cell table:style-name="ce29" office:value-type="currency" office:currency="USD" office:value="0.31" calcext:value-type="currency">
            <text:p>0.3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33" calcext:value-type="currency">
            <text:p>1.33 USD/PCE</text:p>
          </table:table-cell>
          <table:table-cell table:style-name="ce29" office:value-type="currency" office:currency="USD" office:value="1.33" calcext:value-type="currency">
            <text:p>1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21" calcext:value-type="currency">
            <text:p>3.21 USD/PCE</text:p>
          </table:table-cell>
          <table:table-cell table:style-name="ce29" office:value-type="currency" office:currency="USD" office:value="3.21" calcext:value-type="currency">
            <text:p>3.2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385</text:p>
          </table:table-cell>
          <table:table-cell table:style-name="ce8" office:value-type="string" calcext:value-type="string">
            <text:p>[EL-MS0385] Verbatim 8GB SDHC Class 10 UHS-I / Bulk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9197 – 8GB SDHC Memory Card Class 10 UHS-1</text:p>
          </table:table-cell>
          <table:table-cell office:value-type="string" calcext:value-type="string">
            <text:p>Verbatim Americas, LLC</text:p>
          </table:table-cell>
          <table:table-cell office:value-type="string" calcext:value-type="string">
            <text:p>99197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4.45" calcext:value-type="currency">
            <text:p>4.45 USD/PCE</text:p>
          </table:table-cell>
          <table:table-cell table:style-name="ce29" office:value-type="currency" office:currency="USD" office:value="4.45" calcext:value-type="currency">
            <text:p>4.4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2</text:p>
          </table:table-cell>
          <table:table-cell table:style-name="ce4" office:value-type="string" calcext:value-type="string">
            <text:p>[HD-BT0082] Metric 18-8 SS Flat Head Socket Cap Screw M3 Size, 16mm Length, 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87</text:p>
          </table:table-cell>
          <table:table-cell table:style-name="ce4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6" calcext:value-type="currency">
            <text:p>0.46 USD/PCE</text:p>
          </table:table-cell>
          <table:table-cell table:style-name="ce29" office:value-type="currency" office:currency="USD" office:value="1.84" calcext:value-type="currency">
            <text:p>1.8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82</text:p>
          </table:table-cell>
          <table:table-cell table:style-name="ce4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92" calcext:value-type="currency">
            <text:p>0.92 USD/PCE</text:p>
          </table:table-cell>
          <table:table-cell table:style-name="ce29" office:value-type="currency" office:currency="USD" office:value="3.68" calcext:value-type="currency">
            <text:p>3.6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3.29" calcext:value-type="currency">
            <text:p>13.29 USD/PCE</text:p>
          </table:table-cell>
          <table:table-cell table:style-name="ce29" office:value-type="currency" office:currency="USD" office:value="13.29" calcext:value-type="currency">
            <text:p>13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8</text:p>
          </table:table-cell>
          <table:table-cell table:style-name="ce7" office:value-type="string" calcext:value-type="string">
            <text:p>[AS-PK0028] Mini 2 Documentation B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2</text:p>
          </table:table-cell>
          <table:table-cell table:style-name="ce8" office:value-type="string" calcext:value-type="string">
            <text:p>[AS-PK0032] Polylite Sample Filament Ki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111</text:p>
          </table:table-cell>
          <table:table-cell table:style-name="ce8" office:value-type="string" calcext:value-type="string">
            <text:p>[DC-LB0111] Filament Samples Bag Label -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258" calcext:value-type="currency">
            <text:p>0.13 USD/PCE</text:p>
          </table:table-cell>
          <table:table-cell table:style-name="ce29" office:value-type="currency" office:currency="USD" office:value="0.1258" calcext:value-type="currency">
            <text:p>0.13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RM-PL0134</text:p>
          </table:table-cell>
          <table:table-cell table:style-name="ce8" office:value-type="string" calcext:value-type="string">
            <text:p>[RM-PL0134] PolyLite PLA LulzBot Green, <text:s/>2.85mm 3kg Reel – Polymaker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el, 3kg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JF Polymers (Suzhou) Co. Ltd 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46" calcext:value-type="currency">
            <text:p>0.05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515" calcext:value-type="currency">
            <text:p>0.25 USD/PCE</text:p>
          </table:table-cell>
          <table:table-cell table:style-name="ce29" office:value-type="currency" office:currency="USD" office:value="0.251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MS0066</text:p>
          </table:table-cell>
          <table:table-cell table:style-name="ce7"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13" calcext:value-type="currency">
            <text:p>2.13 USD/PCE</text:p>
          </table:table-cell>
          <table:table-cell table:style-name="ce29" office:value-type="currency" office:currency="USD" office:value="2.13" calcext:value-type="currency">
            <text:p>2.1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294" calcext:value-type="currency">
            <text:p>0.29 USD/PCE</text:p>
          </table:table-cell>
          <table:table-cell table:style-name="ce29" office:value-type="currency" office:currency="USD" office:value="0.294" calcext:value-type="currency">
            <text:p>0.2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K0029</text:p>
          </table:table-cell>
          <table:table-cell table:style-name="ce7" office:value-type="string" calcext:value-type="string">
            <text:p>[AS-PK0029] Universal Tool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10</text:p>
          </table:table-cell>
          <table:table-cell table:style-name="ce8" office:value-type="string" calcext:value-type="string">
            <text:p>[AS-PK0010] 90 mm wiper pad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, 5 pac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table:style-name="ce8" office:value-type="string" calcext:value-type="string">
            <text:p>[AS-PR0023] 90mm Cut wiper p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MS0550</text:p>
          </table:table-cell>
          <table:table-cell table:style-name="ce8"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table:style-name="ce8" office:value-type="string" calcext:value-type="string">
            <text:p>[RM-AB0105] Chroma Strand ABS Filament, Black 2.85mm, 5 lb reel </text:p>
          </table:table-cell>
          <table:table-cell office:value-type="float" office:value="0.0529" calcext:value-type="float">
            <text:p>0.0529</text:p>
          </table:table-cell>
          <table:table-cell office:value-type="string" calcext:value-type="string">
            <text:p>Reel, 5lb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23" office:value-type="currency" office:currency="USD/Reel, 5lb" office:value="45" calcext:value-type="currency">
            <text:p>45.00 USD/Reel, 5lb</text:p>
          </table:table-cell>
          <table:table-cell table:style-name="ce29" office:value-type="currency" office:currency="USD" office:value="2.3805" calcext:value-type="currency">
            <text:p>2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7" calcext:value-type="currency">
            <text:p>0.02 USD/PCE</text:p>
          </table:table-cell>
          <table:table-cell table:style-name="ce29" office:value-type="currency" office:currency="USD" office:value="0.017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27</text:p>
          </table:table-cell>
          <table:table-cell office:value-type="string" calcext:value-type="string">
            <text:p>[AS-PK0027] Clam knife with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DC-LB0062</text:p>
          </table:table-cell>
          <table:table-cell office:value-type="string" calcext:value-type="string">
            <text:p>[DC-LB0062] Clam Knife Sheath Sticker - Caution Sharp Blade! (1"x2.5" Rectangle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3914" calcext:value-type="currency">
            <text:p>0.04 USD/PCE</text:p>
          </table:table-cell>
          <table:table-cell table:style-name="ce29" office:value-type="currency" office:currency="USD" office:value="0.0391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359</text:p>
          </table:table-cell>
          <table:table-cell office:value-type="string" calcext:value-type="string">
            <text:p>[TL-HD0359] 7 1/2" Nylon Handle Clam Knife - Laser Etched with "Sharp" 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inted Solid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65" calcext:value-type="currency">
            <text:p>0.65 USD/PCE</text:p>
          </table:table-cell>
          <table:table-cell table:style-name="ce29" office:value-type="currency" office:currency="USD" office:value="0.65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10</text:p>
          </table:table-cell>
          <table:table-cell office:value-type="string" calcext:value-type="string">
            <text:p>[SR-MN0010] Laser Etching Service for Clam Knive, TL-HD00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51" calcext:value-type="currency">
            <text:p>0.51 USD/PCE</text:p>
          </table:table-cell>
          <table:table-cell table:style-name="ce29" office:value-type="currency" office:currency="USD" office:value="0.51" calcext:value-type="currency">
            <text:p>0.5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TL-HD0009</text:p>
          </table:table-cell>
          <table:table-cell office:value-type="string" calcext:value-type="string">
            <text:p>[TL-HD0009] 7 1/2" Nylon Handle Clam Kn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Bstaurant Store</text:p>
          </table:table-cell>
          <table:table-cell office:value-type="string" calcext:value-type="string">
            <text:p>3534059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3" calcext:value-type="currency">
            <text:p>2.03 USD/PCE</text:p>
          </table:table-cell>
          <table:table-cell table:style-name="ce29" office:value-type="currency" office:currency="USD" office:value="2.03" calcext:value-type="currency">
            <text:p>2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K0030</text:p>
          </table:table-cell>
          <table:table-cell office:value-type="string" calcext:value-type="string">
            <text:p>[AS-PK0030] Tool Sub Kit, Univers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99" calcext:value-type="currency">
            <text:p>1.99 USD/PCE</text:p>
          </table:table-cell>
          <table:table-cell table:style-name="ce29" office:value-type="currency" office:currency="USD" office:value="1.99" calcext:value-type="currency">
            <text:p>1.9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6</text:p>
          </table:table-cell>
          <table:table-cell office:value-type="string" calcext:value-type="string">
            <text:p>[TL-HD0046] PRO DENTAL PICK (PROBE) (DP-19) M S V - in a protective sleeve or with a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PRODUCTS.US</text:p>
          </table:table-cell>
          <table:table-cell office:value-type="string" calcext:value-type="string">
            <text:p>J1031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19" calcext:value-type="currency">
            <text:p>1.19 USD/PCE</text:p>
          </table:table-cell>
          <table:table-cell table:style-name="ce29" office:value-type="currency" office:currency="USD" office:value="1.19" calcext:value-type="currency">
            <text:p>1.1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4" calcext:value-type="currency">
            <text:p>1.44 USD/PCE</text:p>
          </table:table-cell>
          <table:table-cell table:style-name="ce29" office:value-type="currency" office:currency="USD" office:value="1.44" calcext:value-type="currency">
            <text:p>1.44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117</text:p>
          </table:table-cell>
          <table:table-cell table:style-name="ce8" office:value-type="string" calcext:value-type="string">
            <text:p>[TL-CS0117] Elmer's Glue Sticks, .77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00U6FJQE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575" calcext:value-type="currency">
            <text:p>0.66 USD/PCE</text:p>
          </table:table-cell>
          <table:table-cell table:style-name="ce29" office:value-type="currency" office:currency="USD" office:value="0.6575" calcext:value-type="currency">
            <text:p>0.6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CS0255</text:p>
          </table:table-cell>
          <table:table-cell table:style-name="ce8" office:value-type="string" calcext:value-type="string">
            <text:p>[TL-CS0255] Scotch Brite Maroon Pad, 2"X 3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TL-MS0568</text:p>
          </table:table-cell>
          <table:table-cell table:style-name="ce8" office:value-type="string" calcext:value-type="string">
            <text:p>[TL-MS0568] Abrasive Roll, 2" W x 30 ft. L Roll - Maroon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Zoro Tools</text:p>
          </table:table-cell>
          <table:table-cell office:value-type="string" calcext:value-type="string">
            <text:p>G1446654</text:p>
          </table:table-cell>
          <table:table-cell office:value-type="string" calcext:value-type="string">
            <text:p>ft, 30</text:p>
          </table:table-cell>
          <table:table-cell table:style-name="ce22" office:value-type="currency" office:currency="USD/mm" office:value="0.00331692913385827" calcext:value-type="currency">
            <text:p>0.00 USD/mm</text:p>
          </table:table-cell>
          <table:table-cell table:style-name="ce29" office:value-type="currency" office:currency="USD" office:value="0.25275" calcext:value-type="currency">
            <text:p>0.25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48</text:p>
          </table:table-cell>
          <table:table-cell table:style-name="ce8" office:value-type="string" calcext:value-type="string">
            <text:p>[TL-HD0048] Elmer's X-Acto No. 1 Precision Knife - Alumi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" calcext:value-type="currency">
            <text:p>2.00 USD/PCE</text:p>
          </table:table-cell>
          <table:table-cell table:style-name="ce29" office:value-type="currency" office:currency="USD" office:value="2" calcext:value-type="currency">
            <text:p>2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6" calcext:value-type="currency">
            <text:p>2.60 USD/PCE</text:p>
          </table:table-cell>
          <table:table-cell table:style-name="ce29" office:value-type="currency" office:currency="USD" office:value="2.6" calcext:value-type="currency">
            <text:p>2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49" calcext:value-type="currency">
            <text:p>5.49 USD/PCE</text:p>
          </table:table-cell>
          <table:table-cell table:style-name="ce29" office:value-type="currency" office:currency="USD" office:value="5.49" calcext:value-type="currency">
            <text:p>5.4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TL-MS0572</text:p>
          </table:table-cell>
          <table:table-cell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0.15" calcext:value-type="currency">
            <text:p>10.15 USD/PCE</text:p>
          </table:table-cell>
          <table:table-cell table:style-name="ce29" office:value-type="currency" office:currency="USD" office:value="10.15" calcext:value-type="currency">
            <text:p>1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085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885" calcext:value-type="currency">
            <text:p>0.09 USD/PCE</text:p>
          </table:table-cell>
          <table:table-cell table:style-name="ce29" office:value-type="currency" office:currency="USD" office:value="0.08885" calcext:value-type="currency">
            <text:p>0.0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LB0150</text:p>
          </table:table-cell>
          <table:table-cell table:style-name="ce7"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69</text:p>
          </table:table-cell>
          <table:table-cell table:style-name="ce7"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85" calcext:value-type="currency">
            <text:p>0.19 USD/PCE</text:p>
          </table:table-cell>
          <table:table-cell table:style-name="ce29" office:value-type="currency" office:currency="USD" office:value="0.185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0</text:p>
          </table:table-cell>
          <table:table-cell table:style-name="ce7"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9" calcext:value-type="currency">
            <text:p>0.19 USD/PCE</text:p>
          </table:table-cell>
          <table:table-cell table:style-name="ce29" office:value-type="currency" office:currency="USD" office:value="0.19" calcext:value-type="currency">
            <text:p>0.19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DC-MS0072</text:p>
          </table:table-cell>
          <table:table-cell table:style-name="ce7"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1" calcext:value-type="currency">
            <text:p>0.11 USD/PCE</text:p>
          </table:table-cell>
          <table:table-cell table:style-name="ce29" office:value-type="currency" office:currency="USD" office:value="0.11" calcext:value-type="currency">
            <text:p>0.11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BX0496</text:p>
          </table:table-cell>
          <table:table-cell table:style-name="ce7"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39" calcext:value-type="currency">
            <text:p>4.39 USD/PCE</text:p>
          </table:table-cell>
          <table:table-cell table:style-name="ce29" office:value-type="currency" office:currency="USD" office:value="4.39" calcext:value-type="currency">
            <text:p>4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21" office:value-type="currency" office:currency="USD/PCE" office:value="0.019196" calcext:value-type="currency">
            <text:p>0.02 USD/PCE</text:p>
          </table:table-cell>
          <table:table-cell table:style-name="ce29" office:value-type="currency" office:currency="USD" office:value="0.019196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3" calcext:value-type="currency">
            <text:p>0.13 USD/PCE</text:p>
          </table:table-cell>
          <table:table-cell table:style-name="ce29" office:value-type="currency" office:currency="USD" office:value="0.26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177" calcext:value-type="currency">
            <text:p>0.18 USD/PCE</text:p>
          </table:table-cell>
          <table:table-cell table:style-name="ce29" office:value-type="currency" office:currency="USD" office:value="0.177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22" office:value-type="currency" office:currency="USD/mm" office:value="0.000960921551472733" calcext:value-type="currency">
            <text:p>0.00 USD/mm</text:p>
          </table:table-cell>
          <table:table-cell table:style-name="ce29" office:value-type="currency" office:currency="USD" office:value="3.45931758530184" calcext:value-type="currency">
            <text:p>3.46 USD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3</text:p>
          </table:table-cell>
          <table:table-cell table:style-name="ce7"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15" calcext:value-type="currency">
            <text:p>4.15 USD/PCE</text:p>
          </table:table-cell>
          <table:table-cell table:style-name="ce29" office:value-type="currency" office:currency="USD" office:value="4.15" calcext:value-type="currency">
            <text:p>4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30" office:value-type="currency" office:currency="USD" office:value="789.332235229306" calcext:value-type="currency">
            <text:p>789.33 US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NEW FOR KANGAROOPAW</text:p>
          </table:table-cell>
          <table:table-cell table:style-name="ce3" table:number-columns-repeated="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EL-SW0022</text:p>
          </table:table-cell>
          <table:table-cell office:value-type="string" calcext:value-type="string">
            <text:p>Endstop Switch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20"/>
          <table:table-cell office:value-type="string" calcext:value-type="string">
            <text:p>printed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/>
          <table:table-cell/>
          <table:table-cell office:value-type="string" calcext:value-type="string">
            <text:p>PP-GP0453</text:p>
          </table:table-cell>
          <table:table-cell table:style-name="ce13" office:value-type="string" calcext:value-type="string">
            <text:p>syringe colla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4</text:p>
          </table:table-cell>
          <table:table-cell table:style-name="ce13" office:value-type="string" calcext:value-type="string">
            <text:p>syringe collar 814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5</text:p>
          </table:table-cell>
          <table:table-cell table:style-name="ce13" office:value-type="string" calcext:value-type="string">
            <text:p>syringe collar 815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6</text:p>
          </table:table-cell>
          <table:table-cell table:style-name="ce13" office:value-type="string" calcext:value-type="string">
            <text:p>syringe collar 81620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1</text:p>
          </table:table-cell>
          <table:table-cell table:style-name="ce13" office:value-type="string" calcext:value-type="string">
            <text:p>extruder mount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7</text:p>
          </table:table-cell>
          <table:table-cell table:style-name="ce13" office:value-type="string" calcext:value-type="string">
            <text:p>carriage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2</text:p>
          </table:table-cell>
          <table:table-cell table:style-name="ce13" office:value-type="string" calcext:value-type="string">
            <text:p>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55</text:p>
          </table:table-cell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office:value-type="string" calcext:value-type="string">
            <text:p>M3 washer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office:value-type="string" calcext:value-type="string">
            <text:p>M3x8mm BHCS black oxide 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0</text:p>
          </table:table-cell>
          <table:table-cell table:style-name="ce14" office:value-type="string" calcext:value-type="string">
            <text:p>Syringe pump Harnes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24 ga purple wir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3</text:p>
          </table:table-cell>
          <table:table-cell table:style-name="ce15" office:value-type="string" calcext:value-type="string">
            <text:p>24 ga red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7</text:p>
          </table:table-cell>
          <table:table-cell table:style-name="ce11" office:value-type="string" calcext:value-type="string">
            <text:p>24 ga white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19</text:p>
          </table:table-cell>
          <table:table-cell table:style-name="ce11" office:value-type="string" calcext:value-type="string">
            <text:p>24ga green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24 ga black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EL-MS0564</text:p>
          </table:table-cell>
          <table:table-cell table:style-name="ce11" office:value-type="string" calcext:value-type="string">
            <text:p>Molex, Conn Socket, 24-30AWG Crimp, Tin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63</text:p>
          </table:table-cell>
          <table:table-cell table:style-name="ce11" office:value-type="string" calcext:value-type="string">
            <text:p>Molex, Connector Receptacle, 6 position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humbscrew 6/32 -1/2 knurled 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6" office:value-type="string" calcext:value-type="string">
            <text:p>LCD Assembly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P-FP0183</text:p>
          </table:table-cell>
          <table:table-cell office:value-type="string" calcext:value-type="string">
            <text:p>polycarb <text:s/>laser cut screen <text:s/>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4</text:p>
          </table:table-cell>
          <table:table-cell office:value-type="string" calcext:value-type="string">
            <text:p>usb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6 S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C-BD0117</text:p>
          </table:table-cell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559</text:p>
          </table:table-cell>
          <table:table-cell office:value-type="string" calcext:value-type="string">
            <text:p>Lcd 4.3 inch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FP0175</text:p>
          </table:table-cell>
          <table:table-cell office:value-type="string" calcext:value-type="string">
            <text:p>EMI gaske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8</text:p>
          </table:table-cell>
          <table:table-cell table:style-name="ce13" office:value-type="string" calcext:value-type="string">
            <text:p>case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28</text:p>
          </table:table-cell>
          <table:table-cell table:style-name="ce11" office:value-type="string" calcext:value-type="string">
            <text:p>M3X6 F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137</text:p>
          </table:table-cell>
          <table:table-cell table:style-name="ce11" office:value-type="string" calcext:value-type="string">
            <text:p>M3X8 BHC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WA0038</text:p>
          </table:table-cell>
          <table:table-cell table:style-name="ce11" office:value-type="string" calcext:value-type="string">
            <text:p>M3 WASHER, black oxid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59</text:p>
          </table:table-cell>
          <table:table-cell table:style-name="ce13" office:value-type="string" calcext:value-type="string">
            <text:p>usb cov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BT0082</text:p>
          </table:table-cell>
          <table:table-cell table:style-name="ce11" office:value-type="string" calcext:value-type="string">
            <text:p>M3X 16 FHCS SS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PP-GP0460</text:p>
          </table:table-cell>
          <table:table-cell table:style-name="ce13" office:value-type="string" calcext:value-type="string">
            <text:p>lcd center (printed)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D-MS0030</text:p>
          </table:table-cell>
          <table:table-cell table:style-name="ce11" office:value-type="string" calcext:value-type="string">
            <text:p>M3 brass insert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P-FP0174</text:p>
          </table:table-cell>
          <table:table-cell office:value-type="string" calcext:value-type="string">
            <text:p>laser cut hips cove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M3x 16 BHC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ototypes build with SHCS, will likely need BHCS for product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EL-HR0188</text:p>
          </table:table-cell>
          <table:table-cell table:style-name="ce14" office:value-type="string" calcext:value-type="string">
            <text:p>ribbon cable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y need to add 150mm for noise supression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89</text:p>
          </table:table-cell>
          <table:table-cell table:style-name="ce14" office:value-type="string" calcext:value-type="string">
            <text:p>ribbon cable 2, spli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mm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418</text:p>
          </table:table-cell>
          <table:table-cell table:style-name="ce11" office:value-type="string" calcext:value-type="string">
            <text:p>10 pos molex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059</text:p>
          </table:table-cell>
          <table:table-cell table:style-name="ce11" office:value-type="string" calcext:value-type="string">
            <text:p>molex pin femal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HR0191</text:p>
          </table:table-cell>
          <table:table-cell table:style-name="ce14" office:value-type="string" calcext:value-type="string">
            <text:p>lcd ground cabl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MS0141</text:p>
          </table:table-cell>
          <table:table-cell table:style-name="ce11" office:value-type="string" calcext:value-type="string">
            <text:p>ring termina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EL-WR0105</text:p>
          </table:table-cell>
          <table:table-cell table:style-name="ce11" office:value-type="string" calcext:value-type="string">
            <text:p>Black 24 ga wire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eed to figure out what mark wants to do her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7" office:value-type="string" calcext:value-type="string">
            <text:p>Additional Item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/>
          <table:table-cell table:style-name="ce4" office:value-type="string" calcext:value-type="string">
            <text:p>Syringe 81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hamiltoncompany.com/laboratory-products/syringes/814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DOW Corning, high vacuum grease, 1o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mazon.com/Corning-Vacuum-Grease-Lubricant-Container/dp/B00B3O2YW4/ref=pd_cp_469_4?pd_rd_w=5SjF6&amp;pf_rd_p=ef4dc990-a9ca-4945-ae0b-f8d549198ed6&amp;pf_rd_r=3ZV2D5A6B67G984M7VCE&amp;pd_rd_r=15a0b794-9cf7-11e9-b2ee-5b6c9b26c131&amp;pd_rd_wg=fF2eb&amp;pd_rd_i=B00B3O2YW4&amp;psc=1&amp;refRID=3ZV2D5A6B67G984M7VCE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petri dish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eedl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RESH material (life support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odium alginate powder</text:p>
          </table:table-cell>
          <table:table-cell table:number-columns-repeated="1020"/>
        </table:table-row>
        <table:table-row table:style-name="ro1" table:number-rows-repeated="10479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 style:data-style-name="N2" text:time-value="09:18:40.67813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8-26T09:19:34.163674720</dc:date>
    <meta:generator>LibreOffice/5.2.7.2$Linux_X86_64 LibreOffice_project/20m0$Build-2</meta:generator>
    <meta:editing-duration>P3DT12H30M36S</meta:editing-duration>
    <meta:editing-cycles>17</meta:editing-cycles>
    <meta:document-statistic meta:table-count="1" meta:cell-count="48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